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6.494cm" svg:y1="10.271cm" svg:x2="5.445cm" svg:y2="10.398cm">
          <text:p/>
        </draw:line>
        <draw:line draw:style-name="gr2" draw:text-style-name="P1" draw:layer="layout" svg:x1="5.445cm" svg:y1="10.398cm" svg:x2="2.905cm" svg:y2="5.318cm">
          <text:p/>
        </draw:line>
        <draw:line draw:style-name="gr2" draw:text-style-name="P1" draw:layer="layout" svg:x1="16.494cm" svg:y1="10.271cm" svg:x2="19.923cm" svg:y2="7.477cm">
          <text:p/>
        </draw:line>
        <draw:line draw:style-name="gr1" draw:text-style-name="P1" draw:layer="layout" svg:x1="10.144cm" svg:y1="7.985cm" svg:x2="1.762cm" svg:y2="12.303cm">
          <text:p/>
        </draw:line>
        <draw:line draw:style-name="gr1" draw:text-style-name="P1" draw:layer="layout" svg:x1="18.653cm" svg:y1="12.811cm" svg:x2="13.192cm" svg:y2="6.461cm">
          <text:p/>
        </draw:line>
        <draw:frame draw:style-name="gr3" draw:layer="layout" svg:width="1.535cm" svg:height="1.171cm" svg:x="8.493cm" svg:y="10.398cm">
          <draw:text-box>
            <text:p>B<text:span text:style-name="T1">012</text:span></text:p>
          </draw:text-box>
        </draw:frame>
        <draw:frame draw:style-name="gr4" draw:layer="layout" svg:width="1.535cm" svg:height="1.171cm" svg:x="15.721cm" svg:y="10.37cm">
          <draw:text-box>
            <text:p>B<text:span text:style-name="T1">030</text:span></text:p>
          </draw:text-box>
        </draw:frame>
        <draw:frame draw:style-name="gr4" draw:layer="layout" svg:width="1.535cm" svg:height="1.171cm" svg:x="12.684cm" svg:y="10.37cm">
          <draw:text-box>
            <text:p>B<text:span text:style-name="T1">021</text:span></text:p>
          </draw:text-box>
        </draw:frame>
        <draw:frame draw:style-name="gr4" draw:layer="layout" svg:width="1.535cm" svg:height="1.171cm" svg:x="5.191cm" svg:y="10.398cm">
          <draw:text-box>
            <text:p>B<text:span text:style-name="T1">003</text:span></text:p>
          </draw:text-box>
        </draw:frame>
        <draw:line draw:style-name="gr5" draw:text-style-name="P1" draw:layer="layout" svg:x1="8.747cm" svg:y1="10.271cm" svg:x2="8.112cm" svg:y2="9.001cm">
          <text:p/>
        </draw:line>
        <draw:line draw:style-name="gr5" draw:text-style-name="P1" draw:layer="layout" svg:x1="13.065cm" svg:y1="10.271cm" svg:x2="14.97cm" svg:y2="8.6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4T16:18:12</meta:creation-date>
    <dc:date>2011-10-14T19:45:27</dc:date>
    <meta:editing-duration>PT3H27M16S</meta:editing-duration>
    <meta:editing-cycles>2</meta:editing-cycles>
    <meta:generator>LibreOffice/3.4$Unix LibreOffice_project/340m1$Build-302</meta:generator>
    <meta:document-statistic meta:object-count="11"/>
  </office:meta>
</office:document-meta>
</file>